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1000002A75E08E96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.57cm" style:rel-column-width="6553*"/>
    </style:style>
    <style:style style:name="Tabla2.J" style:family="table-column">
      <style:table-column-properties style:column-width="2.572cm" style:rel-column-width="655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J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Standard">
      <style:paragraph-properties fo:margin-top="1cm" fo:margin-bottom="1.199cm" style:contextual-spacing="false" fo:text-align="justify" style:justify-single-word="false"/>
    </style:style>
    <style:style style:name="P6" style:family="paragraph" style:parent-style-name="Standard">
      <style:paragraph-properties fo:margin-top="0.199cm" fo:margin-bottom="0.3cm" style:contextual-spacing="false" fo:text-align="justify" style:justify-single-word="false"/>
    </style:style>
    <style:style style:name="P7" style:family="paragraph" style:parent-style-name="Standard" style:master-page-name="Shock3">
      <style:paragraph-properties style:page-number="auto"/>
    </style:style>
    <style:style style:name="P8" style:family="paragraph" style:parent-style-name="Standard" style:list-style-name="L1">
      <style:paragraph-properties fo:margin-top="0.199cm" fo:margin-bottom="0.3cm" style:contextual-spacing="false" fo:text-align="justify" style:justify-single-word="false"/>
    </style:style>
    <style:style style:name="P9" style:family="paragraph" style:parent-style-name="Standard" style:list-style-name="L2">
      <style:paragraph-properties fo:margin-top="0.199cm" fo:margin-bottom="0.3cm" style:contextual-spacing="false" fo:text-align="justify" style:justify-single-word="false"/>
    </style:style>
    <style:style style:name="P10" style:family="paragraph" style:parent-style-name="Standard" style:list-style-name="L1">
      <style:paragraph-properties fo:margin-top="0.199cm" fo:margin-bottom="0.3cm" style:contextual-spacing="false" fo:text-align="justify" style:justify-single-word="false"/>
      <style:text-properties officeooo:rsid="00028274" officeooo:paragraph-rsid="00028274"/>
    </style:style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a2" table:style-name="Tabla2">
        <table:table-column table:style-name="Tabla2.A" table:number-columns-repeated="9"/>
        <table:table-column table:style-name="Tabla2.J"/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>Ubuntu Server</text:p>
          </table:table-cell>
          <table:table-cell table:style-name="Tabla2.A1" office:value-type="string">
            <text:p text:style-name="P4">OpenKM</text:p>
          </table:table-cell>
          <table:table-cell table:style-name="Tabla2.A1" office:value-type="string">
            <text:p text:style-name="P4">Prestashop</text:p>
          </table:table-cell>
          <table:table-cell table:style-name="Tabla2.A1" office:value-type="string">
            <text:p text:style-name="P4">Joomla</text:p>
          </table:table-cell>
          <table:table-cell table:style-name="Tabla2.A1" office:value-type="string">
            <text:p text:style-name="P4">Shockmail</text:p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J1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adm01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Adm01:adm01</text:p>
          </table:table-cell>
          <table:table-cell table:style-name="Tabla2.A2" office:value-type="string">
            <text:p text:style-name="P4">adm01@mail:administracion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adm02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>adm02:administracion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alm01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alm02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cal01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cal02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com01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>com01:comercial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com02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>com02:comercial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fin01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>fin01:finanzas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fin02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>fin02:finanzas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ext:soft-page-break/>
        <table:table-row>
          <table:table-cell table:style-name="Tabla2.A2" office:value-type="string">
            <text:p text:style-name="P4">ger01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>ger01:gerencia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ger02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>ger01:gerencia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rel01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rel02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rhh01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rhh02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inf01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>inf01@mail:aaronandal03</text:p>
          </table:table-cell>
          <table:table-cell table:style-name="Tabla2.A2" office:value-type="string">
            <text:p text:style-name="P4">inf01:Inf01</text:p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inf02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nf02:Inf02</text:p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inf03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nf03:Inf03</text:p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>Otros</text:p>
          </table:table-cell>
          <table:table-cell table:style-name="Tabla2.A2" office:value-type="string">
            <text:p text:style-name="P4">Primera letra mayus</text:p>
          </table:table-cell>
          <table:table-cell table:style-name="Tabla2.A2" office:value-type="string">
            <text:p text:style-name="P4">ID = ; pass minuscula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>Igual SERVER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J2" office:value-type="string">
            <text:p text:style-name="P4"/>
          </table:table-cell>
        </table:table-row>
      </table:table>
      <text:p text:style-name="P5">Otros más</text:p>
      <text:list xml:id="list8576501222843516874" text:style-name="L1">
        <text:list-item>
          <text:p text:style-name="P8"><text:soft-page-break/>APACHE2 Acredit: shockgadmin:ShockGAdmin</text:p>
        </text:list-item>
        <text:list-item>
          <text:p text:style-name="P8">Prestashop Superuser shockadmin@gmail.com:shockadmin</text:p>
        </text:list-item>
        <text:list-item>
          <text:p text:style-name="P8">Joomla Superuser shockadmin:shockadmin</text:p>
        </text:list-item>
        <text:list-item>
          <text:p text:style-name="P8">Owncloud superuser shockadmin:shockadmin</text:p>
        </text:list-item>
        <text:list-item>
          <text:p text:style-name="P8">Foro Prestashop chasekid03:chasekid03</text:p>
        </text:list-item>
        <text:list-item>
          <text:p text:style-name="P8">GMAIL: <text:a xlink:type="simple" xlink:href="mailto:zopimshockwaregaming@gmail.com">zopimshockwaregaming@gmail.com</text:a> – zopimsgaming | shock NUEVO GMAIL: <text:s/><text:a xlink:type="simple" xlink:href="mailto:zopimshockware-gaming@gmail.com">zopimshockwaregaming1@gmail.com</text:a> : <text:s/>zopimsgaming</text:p>
        </text:list-item>
        <text:list-item>
          <text:p text:style-name="P8">Zopim: shockgadmin “<text:a xlink:type="simple" xlink:href="mailto:zopimshockwaregaming@gmail.com">zopimshockwaregaming@gmail.com</text:a> – Zopimsgaming1” NUEVO ZOPIM: <text:s/><text:a xlink:type="simple" xlink:href="mailto:zopimshockware-gaming@gmail.com">zopimshockwaregaming1@gmail.com</text:a> : <text:s/>Zopimsgaming1</text:p>
        </text:list-item>
        <text:list-item>
          <text:p text:style-name="P8">Yotpo modulo prestashop: <text:a xlink:type="simple" xlink:href="mailto:zopimshockwaregaming@gmail.com">zopimshockwaregaming@gmail.com</text:a> – zopimshockwaregaming NUEVO YOTPO: <text:a xlink:type="simple" xlink:href="mailto:zopimshockwaregaming1@gmail.com">zopimshockwaregaming1@gmail.com</text:a> </text:p>
        </text:list-item>
        <text:list-item>
          <text:p text:style-name="P10">Zopimsgaming1</text:p>
        </text:list-item>
        <text:list-item>
          <text:p text:style-name="P8">FACEBOOK:</text:p>
        </text:list-item>
      </text:list>
      <text:p text:style-name="P6"/>
      <text:p text:style-name="P6">ClientesWindows 7 :</text:p>
      <text:list xml:id="list344949813533400480" text:style-name="L2">
        <text:list-item>
          <text:p text:style-name="P9">shockclient1:shockcliente1</text:p>
        </text:list-item>
        <text:list-item>
          <text:p text:style-name="P9"><text:soft-page-break/>shockclient2:shockcliente2</text:p>
        </text:list-item>
        <text:list-item>
          <text:p text:style-name="P9">shockclient3:shockcliente3</text:p>
        </text:list-item>
        <text:list-item>
          <text:p text:style-name="P9">public:x</text:p>
        </text:list-item>
        <text:list-item>
          <text:p text:style-name="P9">shockclient5:shockcliente5</text:p>
        </text:list-item>
        <text:list-item>
          <text:p text:style-name="P9">shockclient6:shockcliente6</text:p>
          <text:p text:style-name="P9"><text:span text:style-name="T4">Paypal: </text:span><text:a xlink:type="simple" xlink:href="mailto:zopimshockwaregaming1@gmail.com"><text:span text:style-name="T3">zopimshockwaregaming1@gmail.com</text:span></text:a><text:span text:style-name="T4">:ShockwareGaming123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style:contextual-spacing="false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-left="0cm" fo:margin-right="0cm" fo:margin-top="0.199cm" fo:margin-bottom="0.199cm" style:contextual-spacing="false" fo:text-align="justify" style:justify-single-word="false" fo:text-indent="0.801cm" style:auto-text-indent="true"/>
      <style:text-properties style:font-name="Calibri" fo:font-family="Calibri" style:font-family-generic="swiss" style:font-pitch="variable"/>
    </style:style>
    <style:style style:name="Numbering_20_Symbols" style:display-name="Numbering Symbols" style:family="text"/>
    <style:style style:name="Shock" style:family="text">
      <style:text-properties style:font-name="Calibri" fo:font-family="Calibri" style:font-family-generic="swiss" style:font-pitch="variable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4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/>
      </style:footer>
    </style:master-page>
    <style:master-page style:name="Landscap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4.1.3.2$Windows_x86 LibreOffice_project/70feb7d99726f064edab4605a8ab840c50ec57a</meta:generator>
    <dc:date>2014-06-03T12:34:32.626000000</dc:date>
    <meta:editing-duration>PT6H1M43S</meta:editing-duration>
    <meta:editing-cycles>45</meta:editing-cycles>
    <meta:document-statistic meta:table-count="1" meta:image-count="2" meta:object-count="0" meta:page-count="5" meta:paragraph-count="120" meta:word-count="327" meta:character-count="2364" meta:non-whitespace-character-count="2145"/>
  </office:meta>
</office:document-meta>
</file>